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ee984" officeooo:paragraph-rsid="000ee984"/>
    </style:style>
    <style:style style:name="P2" style:family="paragraph" style:parent-style-name="Standard">
      <style:paragraph-properties fo:text-align="start" style:justify-single-word="false"/>
      <style:text-properties fo:color="#000000" loext:opacity="100%" fo:font-size="18pt" officeooo:rsid="00205c22" officeooo:paragraph-rsid="000e1d2d" style:font-size-asian="18pt" style:font-size-complex="18pt"/>
    </style:style>
    <style:style style:name="P3" style:family="paragraph" style:parent-style-name="Standard">
      <style:paragraph-properties fo:text-align="start" style:justify-single-word="false"/>
      <style:text-properties fo:color="#000000" loext:opacity="100%" fo:font-size="18pt" officeooo:rsid="001e1fc5" officeooo:paragraph-rsid="000e1d2d" style:font-size-asian="18pt" style:font-size-complex="18pt"/>
    </style:style>
    <style:style style:name="P4" style:family="paragraph" style:parent-style-name="Standard">
      <style:paragraph-properties fo:text-align="start" style:justify-single-word="false"/>
      <style:text-properties fo:color="#000000" loext:opacity="100%" fo:font-size="18pt" officeooo:rsid="000e1d2d" officeooo:paragraph-rsid="000e1d2d" style:font-size-asian="18pt" style:font-size-complex="18pt"/>
    </style:style>
    <style:style style:name="P5" style:family="paragraph" style:parent-style-name="Standard">
      <style:paragraph-properties fo:text-align="start" style:justify-single-word="false"/>
      <style:text-properties fo:color="#000000" loext:opacity="100%" fo:font-size="18pt" officeooo:rsid="000ee546" officeooo:paragraph-rsid="000ee546" style:font-size-asian="18pt" style:font-size-complex="18pt"/>
    </style:style>
    <style:style style:name="P6" style:family="paragraph" style:parent-style-name="Standard">
      <style:paragraph-properties fo:text-align="start" style:justify-single-word="false"/>
      <style:text-properties fo:color="#000000" loext:opacity="100%" fo:font-size="18pt" style:text-underline-style="none" officeooo:rsid="00162ebe" officeooo:paragraph-rsid="000e1d2d" style:font-size-asian="18pt" style:font-size-complex="18pt"/>
    </style:style>
    <style:style style:name="P7" style:family="paragraph" style:parent-style-name="Standard">
      <style:paragraph-properties fo:text-align="start" style:justify-single-word="false"/>
      <style:text-properties fo:color="#000000" loext:opacity="100%" fo:font-size="21pt" style:text-underline-style="none" officeooo:rsid="00162ebe" officeooo:paragraph-rsid="000e1d2d" style:font-size-asian="21pt" style:font-size-complex="21pt"/>
    </style:style>
    <style:style style:name="P8" style:family="paragraph" style:parent-style-name="Standard">
      <style:paragraph-properties fo:text-align="center" style:justify-single-word="false"/>
      <style:text-properties fo:color="#c9211e" loext:opacity="100%" fo:font-size="21pt" style:text-underline-style="solid" style:text-underline-width="auto" style:text-underline-color="font-color" officeooo:rsid="00162ebe" officeooo:paragraph-rsid="000e1d2d" style:font-size-asian="21pt" style:font-size-complex="21pt"/>
    </style:style>
    <style:style style:name="T1" style:family="text">
      <style:text-properties officeooo:rsid="000cf751"/>
    </style:style>
    <style:style style:name="T2" style:family="text">
      <style:text-properties officeooo:rsid="000ba135"/>
    </style:style>
    <style:style style:name="T3" style:family="text">
      <style:text-properties officeooo:rsid="000e1d2d"/>
    </style:style>
    <style:style style:name="T4" style:family="text">
      <style:text-properties officeooo:rsid="000ee546"/>
    </style:style>
    <style:style style:name="T5" style:family="text">
      <style:text-properties style:text-position="super 58%"/>
    </style:style>
    <style:style style:name="T6" style:family="text">
      <style:text-properties officeooo:rsid="000ee984"/>
    </style:style>
    <style:style style:name="T7" style:family="text">
      <style:text-properties officeooo:rsid="00104b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Journal de bord du <text:span text:style-name="T2">Lundi</text:span> <text:span text:style-name="T3">11</text:span> <text:span text:style-name="T3">octobre</text:span></text:p>
      <text:p text:style-name="P7"/>
      <text:p text:style-name="P6">journal de bord :</text:p>
      <text:p text:style-name="P6"/>
      <text:p text:style-name="P3">Lors de la <text:span text:style-name="T7">6</text:span><text:span text:style-name="T3">eme séance</text:span> du vendredi <text:span text:style-name="T3">11</text:span>/<text:span text:style-name="T3">10</text:span> le thème de la séance était <text:span text:style-name="T3">L’écriture et la réécriture</text:span></text:p>
      <text:p text:style-name="P3"/>
      <text:p text:style-name="P3">L’objectif de la séance <text:span text:style-name="T2">était d</text:span><text:span text:style-name="T3">e savoir comment écrire/réécriture</text:span></text:p>
      <text:p text:style-name="P3"/>
      <text:p text:style-name="P4">cette séance permet de savoir comment écrire, <text:span text:style-name="T4">on doit être précis, avoir des référence spatiales et temporelle, pronoms de reprise.</text:span></text:p>
      <text:p text:style-name="P5">Bien <text:s/>cerner ses destinataire ou connaître les règles du genre pratiquer. Écrire permet de farde une trace.pour écrire il faut soigner la mise en page, soigner l’orthographe avant d’écrire il faut prendre du recul,reformuler et s’approprier le texte.</text:p>
      <text:p text:style-name="P5">Réécrire c’est 4 opération(suppression, remplacement, ajout et déplacement). Il faut avant faire un avant-texte, un 1<text:span text:style-name="T5">er</text:span> jet, une version intermédiaire et enfin une version définitive. On peux utiliser des logiciel spécifique ou faire des commentaire.</text:p>
      <text:p text:style-name="P5">Et enfin on doit rédiger un rapport sur <text:span text:style-name="T6">module EC et résumer ce que consiste ce rapport.</text:span> </text:p>
      <text:p text:style-name="P2"/>
      <text:p text:style-name="P2">Ce que j’ai retenue de la séance <text:span text:style-name="T6">l’importance savoir écrire un texte et tout les règles qui a, et faire une mise en page puis enfin de réfléchir avant de faire le version finale d’un tex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ee984" officeooo:paragraph-rsid="000ee984"/>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Alexis Hameau 13B</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3T21:36:13.751000000</meta:creation-date>
    <dc:date>2024-10-13T22:04:22.874000000</dc:date>
    <meta:editing-duration>PT4M57S</meta:editing-duration>
    <meta:editing-cycles>3</meta:editing-cycles>
    <meta:generator>LibreOffice/24.2.4.2$Windows_X86_64 LibreOffice_project/51a6219feb6075d9a4c46691dcfe0cd9c4fff3c2</meta:generator>
    <meta:document-statistic meta:table-count="0" meta:image-count="0" meta:object-count="0" meta:page-count="1" meta:paragraph-count="10" meta:word-count="187" meta:character-count="1139" meta:non-whitespace-character-count="960"/>
  </office:meta>
</office:document-meta>
</file>